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8729in" fo:break-before="page" table:align="left" style:writing-mode="lr-tb"/>
    </style:style>
    <style:style style:name="Table1.A" style:family="table-column">
      <style:table-column-properties style:column-width="1.316in"/>
    </style:style>
    <style:style style:name="Table1.B" style:family="table-column">
      <style:table-column-properties style:column-width="2.5569in"/>
    </style:style>
    <style:style style:name="Table1.1" style:family="table-row">
      <style:table-row-properties style:row-height="0.32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Mono" fo:font-size="8pt"/>
    </style:style>
    <style:style style:name="P2" style:family="paragraph" style:parent-style-name="Standard">
      <style:text-properties style:font-name="DejaVu Sans Mono" fo:font-size="8pt" fo:language="en" fo:country="GB"/>
    </style:style>
    <style:style style:name="P3" style:family="paragraph" style:parent-style-name="Standard">
      <style:text-properties officeooo:rsid="00049442" officeooo:paragraph-rsid="00049442"/>
    </style:style>
    <style:style style:name="P4" style:family="paragraph" style:parent-style-name="Standard">
      <style:text-properties fo:font-size="18pt" fo:font-weight="bold" officeooo:rsid="00049442" officeooo:paragraph-rsid="00049442" style:font-weight-asian="bold" style:font-weight-complex="bold"/>
    </style:style>
    <style:style style:name="P5" style:family="paragraph" style:parent-style-name="Standard">
      <style:text-properties officeooo:paragraph-rsid="00049442"/>
    </style:style>
    <style:style style:name="P6" style:family="paragraph" style:parent-style-name="annotation">
      <style:paragraph-properties fo:text-align="start" style:justify-single-word="false"/>
      <style:text-properties fo:language="en" fo:country="US" officeooo:paragraph-rsid="00049442"/>
    </style:style>
    <style:style style:name="P7" style:family="paragraph" style:parent-style-name="annotation">
      <style:paragraph-properties fo:text-align="start" style:justify-single-word="false"/>
      <style:text-properties style:font-name="DejaVu Sans Mono" fo:font-size="8pt" officeooo:paragraph-rsid="00049442"/>
    </style:style>
    <style:style style:name="P8" style:family="paragraph" style:parent-style-name="annotation">
      <style:paragraph-properties fo:text-align="start" style:justify-single-word="false"/>
      <style:text-properties officeooo:paragraph-rsid="00049442"/>
    </style:style>
    <style:style style:name="P9" style:family="paragraph" style:parent-style-name="Preformatted_20_Text">
      <style:text-properties officeooo:rsid="00049442" officeooo:paragraph-rsid="00049442"/>
    </style:style>
    <style:style style:name="P10" style:family="paragraph" style:parent-style-name="Preformatted_20_Text">
      <style:text-properties fo:font-size="7.5pt" style:font-size-asian="7.5pt" style:font-size-complex="7.5pt"/>
    </style:style>
    <style:style style:name="P11" style:family="paragraph" style:parent-style-name="Preformatted_20_Text">
      <style:text-properties fo:font-size="7.5pt" officeooo:rsid="00049442" officeooo:paragraph-rsid="00049442" style:font-size-asian="7.5pt" style:font-size-complex="7.5pt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Preformatted_20_Text">
      <style:paragraph-properties fo:margin-top="0in" fo:margin-bottom="0.1965in" loext:contextual-spacing="false"/>
      <style:text-properties fo:font-size="7.5pt" style:font-size-asian="7.5pt" style:font-size-complex="7.5pt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>
      <style:text-properties fo:font-size="18pt" fo:font-weight="bold" officeooo:rsid="0003f8ed" officeooo:paragraph-rsid="0003f8ed" style:font-weight-asian="bold" style:font-weight-complex="bold"/>
    </style:style>
    <style:style style:name="T1" style:family="text">
      <style:text-properties fo:language="pt" fo:country="BR" fo:background-color="#d9d9d9" loext:char-shading-value="0" style:font-weight-complex="bold"/>
    </style:style>
    <style:style style:name="T2" style:family="text">
      <style:text-properties fo:language="en" fo:country="US" fo:background-color="#d9d9d9" loext:char-shading-value="0" style:font-weight-complex="bold"/>
    </style:style>
    <style:style style:name="T3" style:family="text">
      <style:text-properties style:font-name="DejaVu Sans Mono" fo:font-size="8pt"/>
    </style:style>
    <style:style style:name="T4" style:family="text">
      <style:text-properties style:font-name="DejaVu Sans Mono" fo:font-size="8pt" fo:language="en" fo:country="GB"/>
    </style:style>
    <style:style style:name="T5" style:family="text">
      <style:text-properties style:font-name="DejaVu Sans Mono" fo:font-size="8pt" fo:background-color="#d9d9d9" loext:char-shading-value="0"/>
    </style:style>
    <style:style style:name="T6" style:family="text">
      <style:text-properties style:font-name="DejaVu Sans Mono" fo:font-size="8pt" fo:background-color="#d9d9d9" loext:char-shading-value="0" style:font-weight-complex="bold"/>
    </style:style>
    <style:style style:name="T7" style:family="text">
      <style:text-properties style:font-name="DejaVu Sans Mono" fo:font-size="8pt" fo:language="pt" fo:country="BR"/>
    </style:style>
    <style:style style:name="T8" style:family="text">
      <style:text-properties style:font-name="DejaVu Sans Mono" fo:font-size="8pt" fo:language="pt" fo:country="BR" fo:background-color="#d9d9d9" loext:char-shading-value="0"/>
    </style:style>
    <style:style style:name="T9" style:family="text">
      <style:text-properties style:font-name="DejaVu Sans Mono" fo:font-size="8pt" fo:language="en" fo:country="US"/>
    </style:style>
    <style:style style:name="T10" style:family="text">
      <style:text-properties style:font-name="DejaVu Sans Mono" fo:font-size="8pt" fo:language="en" fo:country="US" fo:background-color="#d9d9d9" loext:char-shading-value="0"/>
    </style:style>
    <style:style style:name="T11" style:family="text">
      <style:text-properties style:font-name="DejaVu Sans Mono" fo:font-size="8pt" style:font-name-asian="Consolas"/>
    </style:style>
    <style:style style:name="T12" style:family="text">
      <style:text-properties style:use-window-font-color="true" style:font-name="DejaVu Sans Mono" fo:font-size="8pt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4">Plez old</text:p>
      <text:p text:style-name="P3"/>
      <text:p text:style-name="P9">----------------------------------------</text:p>
      <text:p text:style-name="Preformatted_20_Text">15 1 30 <text:s/>R1 <text:s/>5.95E-07 29896.211 <text:s/>.184 A</text:p>
      <text:p text:style-name="Preformatted_20_Text">----------------------------------------</text:p>
      <text:p text:style-name="Preformatted_20_Text">(i2,i2,i3,x,a4,e9.2,f10.3,f6.3,x,a)</text:p>
      <text:p text:style-name="P12">vup, vlow, Jlow, branch, gf, wavenumber (cm-1), Excitation (eV), transition id.</text:p>
      <text:p text:style-name="P3"/>
      <text:p text:style-name="P4">Plez new</text:p>
      <text:p text:style-name="P3"/>
      <text:p text:style-name="P11"><text:s text:c="3"/>lambda_air(A) <text:s text:c="2"/>gf <text:s text:c="8"/>Elow(cm-1) <text:s/>vl <text:s/>Jl <text:s text:c="3"/>Nl <text:s/>syml <text:s/>Eup(cm-1) vu <text:s text:c="2"/>Ju <text:s text:c="3"/>Nu <text:s/>symu <text:s/>gamrad <text:s text:c="3"/>mol trans branch</text:p>
      <text:p text:style-name="P10"><text:s text:c="5"/>3164.8716 0.769183E-11 <text:s text:c="2"/>3459.6228 <text:s text:c="2"/>0 <text:s text:c="2"/>5.0 <text:s text:c="2"/>5.0 <text:s/>0 <text:s/>35047.3396 <text:s/>15 <text:s text:c="2"/>6.0 <text:s text:c="2"/>6.0 <text:s/>0 1.821557E+07 'TiO a f <text:s/>R <text:s text:c="3"/>'</text:p>
      <text:p text:style-name="P10"><text:s text:c="5"/>3164.8764 0.931064E-11 <text:s text:c="2"/>3466.0556 <text:s text:c="2"/>0 <text:s text:c="2"/>6.0 <text:s text:c="2"/>6.0 <text:s/>0 <text:s/>35053.7238 <text:s/>15 <text:s text:c="2"/>7.0 <text:s text:c="2"/>7.0 <text:s/>0 1.818709E+07 'TiO a f <text:s/>R <text:s text:c="3"/>'</text:p>
      <text:p text:style-name="P10"><text:s text:c="5"/>3164.8827 0.609470E-11 <text:s text:c="2"/>3454.2620 <text:s text:c="2"/>0 <text:s text:c="2"/>4.0 <text:s text:c="2"/>4.0 <text:s/>0 <text:s/>35041.8672 <text:s/>15 <text:s text:c="2"/>5.0 <text:s text:c="2"/>5.0 <text:s/>0 1.824816E+07 'TiO a f <text:s/>R <text:s text:c="3"/>'</text:p>
      <text:p text:style-name="P10"/>
      <text:p text:style-name="P10">There is an "l" in the identification column, if the wavelength is from laboratory observations. The O-C in Angstroem is added in the last column</text:p>
      <text:p text:style-name="P10"/>
      <text:p text:style-name="P10"><text:s text:c="5"/>4761.1109 3.838780E-01 <text:s text:c="3"/>133.8348 <text:s text:c="2"/>0 <text:s text:c="2"/>8.0 <text:s text:c="2"/>8.0 <text:s/>0 <text:s/>21131.9086 <text:s text:c="2"/>2 <text:s text:c="2"/>9.0 <text:s text:c="2"/>9.0 <text:s/>0 2.145043E+07 'TiO X C <text:s/>R2 <text:s/>l' <text:s text:c="3"/>0.1007</text:p>
      <text:p text:style-name="P10"><text:s text:c="5"/>4761.1086 4.773082E-01 <text:s text:c="3"/>154.1291 <text:s text:c="2"/>0 <text:s/>10.0 <text:s/>10.0 <text:s/>0 <text:s/>21152.1240 <text:s text:c="2"/>2 <text:s/>11.0 <text:s/>11.0 <text:s/>0 2.141051E+07 'TiO X C <text:s/>R2 <text:s/>l' <text:s text:c="3"/>0.0805</text:p>
      <text:p text:style-name="P10"><text:s text:c="5"/>4761.1086 3.367200E-01 <text:s text:c="3"/>125.2893 <text:s text:c="2"/>0 <text:s text:c="2"/>7.0 <text:s text:c="2"/>7.0 <text:s/>0 <text:s/>21123.2442 <text:s text:c="2"/>2 <text:s text:c="2"/>8.0 <text:s text:c="2"/>8.0 <text:s/>0 2.147712E+07 'TiO X C <text:s/>R2 <text:s/>l' <text:s text:c="3"/>0.0714</text:p>
      <text:p text:style-name="P10"/>
      <text:p text:style-name="P10">There is a I in the identification coloumn, if it is an improved delta transition line.</text:p>
      <text:p text:style-name="P10"/>
      <text:p text:style-name="P10"><text:s text:c="5"/>8855.0184 3.589988E-01 <text:s text:c="2"/>3691.0969 <text:s text:c="2"/>0 <text:s/>21.0 <text:s/>21.0 -1 <text:s/>14975.5162 <text:s text:c="2"/>0 <text:s/>22.0 <text:s/>22.0 <text:s/>1 5.285582E+06 'TiO a b <text:s/>R <text:s text:c="2"/>I'</text:p>
      <text:p text:style-name="P10"><text:s text:c="5"/>8855.4384 3.403071E-01 <text:s text:c="2"/>3668.6021 <text:s text:c="2"/>0 <text:s/>20.0 <text:s/>20.0 <text:s/>1 <text:s/>14953.0117 <text:s text:c="2"/>0 <text:s/>21.0 <text:s/>21.0 -1 5.288640E+06 'TiO a b <text:s/>R <text:s text:c="2"/>I'</text:p>
      <text:p text:style-name="P13"><text:s text:c="5"/>8854.6169 3.772982E-01 <text:s text:c="2"/>3714.6606 <text:s text:c="2"/>0 <text:s/>22.0 <text:s/>22.0 <text:s/>1 <text:s/>14999.0410 <text:s text:c="2"/>0 <text:s/>23.0 <text:s/>23.0 -1 5.282416E+06 'TiO a b <text:s/>R <text:s text:c="2"/>I'</text:p>
      <text:p text:style-name="P15">Molecules.dat</text:p>
      <text:p text:style-name="Standard"/>
      <text:p text:style-name="Standard"/>
      <text:p text:style-name="Standard"><text:span text:style-name="T4">21 </text:span><text:span text:style-name="annotation_20_Char"><text:span text:style-name="T5">number</text:span></text:span></text:p>
      <text:p text:style-name="Standard"><text:span text:style-name="T4">MgH,C2,CN blue,CN red,CN nir,CH AX,CH BX,CH CX,CH 13,CO nir,NH blue,OH blue,OH nir[…] </text:span><text:span text:style-name="annotation_20_Char"><text:span text:style-name="T5">titm</text:span></text:span></text:p>
      <text:p text:style-name="Standard"><text:span text:style-name="T7">13 35 65 33 55 20 10 12 31 63 55 46 43 9 23 81 79 63 66 61 65 </text:span><text:span text:style-name="annotation_20_Char"><text:span text:style-name="T7">nv(i)</text:span></text:span></text:p>
      <text:p text:style-name="Standard"><text:span text:style-name="T7">DATA MGH (0,0)(1,1)(2,2)(0,1)(0,2)(1,0)(1,2)(1,3)(2,1)(2,3)(2,4)(3,2)(3,5) </text:span><text:span text:style-name="annotation_20_Char"><text:span text:style-name="T8">titulo(i)</text:span></text:span></text:p>
      <text:p text:style-name="Standard"><text:span text:style-name="T3">0.2793 1.27 25.31 24.3 1.01 1.2589 1.9953 0 0 </text:span><text:span text:style-name="annotation_20_Char"><text:span text:style-name="T5">fe(i), do(i), mm(i),</text:span></text:span><text:span text:style-name="annotation_20_Char"><text:span text:style-name="T10"> am(i), bm(i),</text:span></text:span><text:span text:style-name="annotation_20_Char"><text:span text:style-name="T9"> </text:span></text:span></text:p>
      <text:p text:style-name="Standard"><text:span text:style-name="T11"><text:s text:c="46"/></text:span><text:span text:style-name="annotation_20_Char"><text:span text:style-name="T8">ua(i), ub(i), te(i), cro(i)</text:span></text:span></text:p>
      <text:p text:style-name="Standard"><text:span text:style-name="annotation_20_Char"><text:span text:style-name="T12">0.</text:span></text:span><text:span text:style-name="T4">5 </text:span><text:span text:style-name="annotation_20_Char"><text:span text:style-name="T3">s(i)</text:span></text:span></text:p>
      <text:p text:style-name="Standard"><text:span text:style-name="T4">0.962 0.89 0.82 0.036 0.002 0.0383 0.0673 0.0057 0.0755 0.0923 0.0106 0.1106 0.0164 <text:s/></text:span><text:span text:style-name="annotation_20_Char"><text:span text:style-name="T5">qqv(j, i)</text:span></text:span></text:p>
      <text:p text:style-name="Standard"><text:span text:style-name="T4">0.0 1432.0 2799.0 1432.0 2799.0 0.0 2799.0 4103.0 1432.0 4103.0 5343.0 2799.0 6519.0 </text:span><text:span text:style-name="annotation_20_Char"><text:span text:style-name="T6">ggv(j, i)</text:span></text:span></text:p>
      <text:p text:style-name="Standard"><text:span text:style-name="T4">5.733 5.547 5.361 5.547 5.361 5.733 5.361 5.175 5.547 5.175 4.989 5.361 4.803 </text:span><text:span text:style-name="annotation_20_Char"><text:span text:style-name="T5">bb(j, i)</text:span></text:span></text:p>
      <text:p text:style-name="Standard"><text:span text:style-name="T4">344.0 345.0 346.0 345.0 346.0 344.0 346.0 347.0 345.0 347.0 348.0 346.0 349.0 </text:span><text:span text:style-name="annotation_20_Char"><text:span text:style-name="T5">ddv(j, i)</text:span></text:span></text:p>
      <text:p text:style-name="Standard"><text:span text:style-name="T4">1.0 1.0 1.0 1.0 1.0 1.0 1.0 1.0 1.0 1.0 1.0 1.0 1.0 </text:span><text:span text:style-name="annotation_20_Char"><text:span text:style-name="T5">fact(j, i)</text:span></text:span></text:p>
      <text:p text:style-name="Standard"><text:span text:style-name="T4">5178.05 0.14 0.5 0 0 </text:span><text:span text:style-name="annotation_20_Char"><text:span text:style-name="T6">lmbdam(k, j, i), sj(k, j, i), jj(k, j, i)</text:span></text:span></text:p>
      <text:p text:style-name="P2">5174.66 0.14 1.5 0 0</text:p>
      <text:p text:style-name="P2">5170.96 0.143 2.5 0 0</text:p>
      <text:p text:style-name="P2">5167.06 0.111 3.5 0 0</text:p>
      <text:p text:style-name="P2">5162.94 0.182 4.5 0 0</text:p>
      <text:p text:style-name="P2">5158.63 0.154 5.5 0 0</text:p>
      <text:p text:style-name="P2">5154.14 0.2 6.5 0 0</text:p>
      <text:p text:style-name="P2">5149.51 0.176 7.5 0 0</text:p>
      <text:p text:style-name="P2">5144.69 0.211 8.5 0 0</text:p>
      <text:p text:style-name="P2">5139.72 0.19 9.5 0 0</text:p>
      <text:p text:style-name="P2">5134.6 0.217 10.5 0 0</text:p>
      <text:p text:style-name="P2">5129.33 0.2 11.5 0 0</text:p>
      <text:p text:style-name="P2">5123.92 0.222 12.5 0 0</text:p>
      <text:p text:style-name="P2">5118.38 0.207 13.5 0 0</text:p>
      <text:p text:style-name="P2">5112.7 0.226 14.5 0 0</text:p>
      <text:p text:style-name="P2">5106.9 0.212 15.5 0 0</text:p>
      <text:p text:style-name="P2">5100.97 0.229 16.5 0 0</text:p>
      <text:p text:style-name="P2">5094.92 0.216 17.5 0 0</text:p>
      <text:p text:style-name="P2">5088.76 0.231 18.5 0 0</text:p>
      <text:p text:style-name="P2">5082.5 0.22 19.5 0 0</text:p>
      <text:p text:style-name="P2">5076.13 0.233 20.5 0 0</text:p>
      <text:p text:style-name="P2">5069.65 0.222 21.5 0 0</text:p>
      <text:p text:style-name="P2">5063.09 0.234 22.5 0 0</text:p>
      <text:p text:style-name="P2">5056.44 0.224 23.5 0 0</text:p>
      <text:p text:style-name="P2">5049.69 0.235 24.5 0 0</text:p>
      <text:p text:style-name="P2">5042.88 0.226 25.5 0 0</text:p>
      <text:p text:style-name="P2">5035.98 0.236 26.5 0 0</text:p>
      <text:p text:style-name="P2">5029.02 0.228 27.5 0 0</text:p>
      <text:p text:style-name="P1">[…]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annotation_20_Char"><text:span text:style-name="T1">i</text:span></text:span></text:p>
          </table:table-cell>
          <table:table-cell table:style-name="Table1.B1" office:value-type="string">
            <text:p text:style-name="P5">i-th molecule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1">j</text:span></text:span></text:p>
          </table:table-cell>
          <table:table-cell table:style-name="Table1.B2" office:value-type="string">
            <text:p text:style-name="P5">j-th transition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1">k</text:span></text:span></text:p>
          </table:table-cell>
          <table:table-cell table:style-name="Table1.B2" office:value-type="string">
            <text:p text:style-name="P5">k-th line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1"/></text:span>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1">fe</text:span></text:span></text:p>
          </table:table-cell>
          <table:table-cell table:style-name="Table1.B2" office:value-type="string">
            <text:p text:style-name="P5">molecular oscillator strength “fel”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1">do</text:span></text:span></text:p>
          </table:table-cell>
          <table:table-cell table:style-name="Table1.B2" office:value-type="string">
            <text:p text:style-name="P5">dissociation constant (eV)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1">mm = am+bm</text:span></text:span></text:p>
          </table:table-cell>
          <table:table-cell table:style-name="Table1.B2" office:value-type="string">
            <text:p text:style-name="P5">mass (u)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1">ua, ub</text:span></text:span></text:p>
          </table:table-cell>
          <table:table-cell table:style-name="Table1.B2" office:value-type="string">
            <text:p text:style-name="P5">values of partition function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1">te</text:span></text:span></text:p>
          </table:table-cell>
          <table:table-cell table:style-name="Table1.B2" office:value-type="string">
            <text:p text:style-name="P5">electronic term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2">cro</text:span></text:span></text:p>
          </table:table-cell>
          <table:table-cell table:style-name="Table1.B2" office:value-type="string">
            <text:p text:style-name="P5">delta Kronecker (+1/-1)</text:p>
          </table:table-cell>
        </table:table-row>
        <table:table-row table:style-name="Table1.1">
          <table:table-cell table:style-name="Table1.A2" office:value-type="string">
            <text:p text:style-name="P6"><text:span text:style-name="annotation_20_Char"><text:span text:style-name="T2"/></text:span>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2">qqv</text:span></text:span></text:p>
          </table:table-cell>
          <table:table-cell table:style-name="Table1.B2" office:value-type="string">
            <text:p text:style-name="P5">Franck-Condon factor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2">ggv</text:span></text:span></text:p>
          </table:table-cell>
          <table:table-cell table:style-name="Table1.B2" office:value-type="string">
            <text:p text:style-name="P5">rotational term “G_A”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2">bbv</text:span></text:span></text:p>
          </table:table-cell>
          <table:table-cell table:style-name="Table1.B2" office:value-type="string">
            <text:p text:style-name="P5">rotational constant “B_v”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2">ddv</text:span></text:span></text:p>
          </table:table-cell>
          <table:table-cell table:style-name="Table1.B2" office:value-type="string">
            <text:p text:style-name="P5">rotational constant dd “D_v”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2">fact</text:span></text:span></text:p>
          </table:table-cell>
          <table:table-cell table:style-name="Table1.B2" office:value-type="string">
            <text:p text:style-name="P5">factor of adjustment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2"/></text:span>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2">lmbdam</text:span></text:span></text:p>
          </table:table-cell>
          <table:table-cell table:style-name="Table1.B2" office:value-type="string">
            <text:p text:style-name="P5">wavelength (angstrom)</text:p>
          </table:table-cell>
        </table:table-row>
        <table:table-row table:style-name="Table1.1">
          <table:table-cell table:style-name="Table1.A2" office:value-type="string">
            <text:p text:style-name="P8"><text:span text:style-name="annotation_20_Char"><text:span text:style-name="T2">sj</text:span></text:span></text:p>
          </table:table-cell>
          <table:table-cell table:style-name="Table1.B2" office:value-type="string">
            <text:p text:style-name="P5">Hönl-London factor</text:p>
          </table:table-cell>
        </table:table-row>
        <table:table-row table:style-name="Table1.1">
          <table:table-cell table:style-name="Table1.A2" office:value-type="string">
            <text:p text:style-name="P7"><text:span text:style-name="annotation_20_Char"><text:span text:style-name="T2">jj</text:span></text:span></text:p>
          </table:table-cell>
          <table:table-cell table:style-name="Table1.B2" office:value-type="string">
            <text:p text:style-name="P5">rotational quantum number</text:p>
          </table:table-cell>
        </table:table-row>
      </table:table>
      <text:p text:style-name="P7"><text:span text:style-name="annotation_20_Char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nsolas" fo:font-family="Consolas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nsolas" style:font-family-complex="Consolas" style:font-family-generic-complex="moder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nnotation" style:family="paragraph" style:parent-style-name="Standard">
      <style:text-properties fo:color="#660066" fo:language="en" fo:country="GB" fo:font-weight="bold" style:font-weight-asian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Char" style:display-name="annotation Char" style:family="text" style:parent-style-name="Default_20_Paragraph_20_Font">
      <style:text-properties fo:color="#660066" style:font-name="Consolas" fo:font-family="Consolas" style:font-family-generic="modern" fo:language="en" fo:country="GB" fo:font-weight="bold" style:font-weight-asian="bold" style:font-name-complex="Consolas" style:font-family-complex="Consolas" style:font-family-generic-complex="modern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1 number</dc:title>
    <meta:initial-creator>j</meta:initial-creator>
    <meta:creation-date>2016-07-02T11:33:00</meta:creation-date>
    <dc:creator>j </dc:creator>
    <dc:date>2016-07-08T16:23:40.575391038</dc:date>
    <meta:editing-cycles>9</meta:editing-cycles>
    <meta:editing-duration>PT6H35M</meta:editing-duration>
    <meta:generator>LibreOffice/5.1.2.2$Linux_X86_64 LibreOffice_project/10m0$Build-2</meta:generator>
    <meta:printed-by>j </meta:printed-by>
    <meta:print-date>2016-07-08T15:29:37.692301606</meta:print-date>
    <meta:document-statistic meta:table-count="1" meta:image-count="0" meta:object-count="0" meta:page-count="3" meta:paragraph-count="95" meta:word-count="601" meta:character-count="3592" meta:non-whitespace-character-count="2790"/>
  </office:meta>
</office:document-meta>
</file>